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0" style:family="table-column">
      <style:table-column-properties style:column-width="0.4277in" style:use-optimal-column-width="false"/>
    </style:style>
    <style:style style:name="TableColumn21" style:family="table-column">
      <style:table-column-properties style:column-width="0.375in" style:use-optimal-column-width="false"/>
    </style:style>
    <style:style style:name="TableColumn22" style:family="table-column">
      <style:table-column-properties style:column-width="0.8895in" style:use-optimal-column-width="false"/>
    </style:style>
    <style:style style:name="TableColumn23" style:family="table-column">
      <style:table-column-properties style:column-width="0.4145in" style:use-optimal-column-width="false"/>
    </style:style>
    <style:style style:name="TableColumn24" style:family="table-column">
      <style:table-column-properties style:column-width="0.2638in" style:use-optimal-column-width="false"/>
    </style:style>
    <style:style style:name="TableColumn25" style:family="table-column">
      <style:table-column-properties style:column-width="0.2638in" style:use-optimal-column-width="false"/>
    </style:style>
    <style:style style:name="TableColumn26" style:family="table-column">
      <style:table-column-properties style:column-width="0.2645in" style:use-optimal-column-width="false"/>
    </style:style>
    <style:style style:name="TableColumn27" style:family="table-column">
      <style:table-column-properties style:column-width="0.2638in" style:use-optimal-column-width="false"/>
    </style:style>
    <style:style style:name="TableColumn28" style:family="table-column">
      <style:table-column-properties style:column-width="0.2222in" style:use-optimal-column-width="false"/>
    </style:style>
    <style:style style:name="TableColumn29" style:family="table-column">
      <style:table-column-properties style:column-width="0.0423in" style:use-optimal-column-width="false"/>
    </style:style>
    <style:style style:name="TableColumn30" style:family="table-column">
      <style:table-column-properties style:column-width="0.2638in" style:use-optimal-column-width="false"/>
    </style:style>
    <style:style style:name="TableColumn31" style:family="table-column">
      <style:table-column-properties style:column-width="0.2645in" style:use-optimal-column-width="false"/>
    </style:style>
    <style:style style:name="TableColumn32" style:family="table-column">
      <style:table-column-properties style:column-width="0.2638in" style:use-optimal-column-width="false"/>
    </style:style>
    <style:style style:name="TableColumn33" style:family="table-column">
      <style:table-column-properties style:column-width="0.2645in" style:use-optimal-column-width="false"/>
    </style:style>
    <style:style style:name="TableColumn34" style:family="table-column">
      <style:table-column-properties style:column-width="0.2638in" style:use-optimal-column-width="false"/>
    </style:style>
    <style:style style:name="TableColumn35" style:family="table-column">
      <style:table-column-properties style:column-width="0.2645in" style:use-optimal-column-width="false"/>
    </style:style>
    <style:style style:name="TableColumn36" style:family="table-column">
      <style:table-column-properties style:column-width="0.0652in" style:use-optimal-column-width="false"/>
    </style:style>
    <style:style style:name="TableColumn37" style:family="table-column">
      <style:table-column-properties style:column-width="0.1986in" style:use-optimal-column-width="false"/>
    </style:style>
    <style:style style:name="TableColumn38" style:family="table-column">
      <style:table-column-properties style:column-width="0.2645in" style:use-optimal-column-width="false"/>
    </style:style>
    <style:style style:name="TableColumn39" style:family="table-column">
      <style:table-column-properties style:column-width="0.0111in" style:use-optimal-column-width="false"/>
    </style:style>
    <style:style style:name="TableColumn40" style:family="table-column">
      <style:table-column-properties style:column-width="0.2527in" style:use-optimal-column-width="false"/>
    </style:style>
    <style:style style:name="TableColumn41" style:family="table-column">
      <style:table-column-properties style:column-width="0.2645in" style:use-optimal-column-width="false"/>
    </style:style>
    <style:style style:name="TableColumn42" style:family="table-column">
      <style:table-column-properties style:column-width="0.2638in" style:use-optimal-column-width="false"/>
    </style:style>
    <style:style style:name="TableColumn43" style:family="table-column">
      <style:table-column-properties style:column-width="0.2645in" style:use-optimal-column-width="false"/>
    </style:style>
    <style:style style:name="TableColumn44" style:family="table-column">
      <style:table-column-properties style:column-width="0.1722in" style:use-optimal-column-width="false"/>
    </style:style>
    <style:style style:name="TableColumn45" style:family="table-column">
      <style:table-column-properties style:column-width="0.0916in" style:use-optimal-column-width="false"/>
    </style:style>
    <style:style style:name="TableColumn46" style:family="table-column">
      <style:table-column-properties style:column-width="0.2645in" style:use-optimal-column-width="false"/>
    </style:style>
    <style:style style:name="TableColumn47" style:family="table-column">
      <style:table-column-properties style:column-width="0.2638in" style:use-optimal-column-width="false"/>
    </style:style>
    <style:style style:name="TableColumn48" style:family="table-column">
      <style:table-column-properties style:column-width="0.2645in" style:use-optimal-column-width="false"/>
    </style:style>
    <style:style style:name="TableColumn49" style:family="table-column">
      <style:table-column-properties style:column-width="0.2638in" style:use-optimal-column-width="false"/>
    </style:style>
    <style:style style:name="TableColumn50" style:family="table-column">
      <style:table-column-properties style:column-width="0.0055in" style:use-optimal-column-width="false"/>
    </style:style>
    <style:style style:name="TableColumn51" style:family="table-column">
      <style:table-column-properties style:column-width="0.259in" style:use-optimal-column-width="false"/>
    </style:style>
    <style:style style:name="TableColumn52" style:family="table-column">
      <style:table-column-properties style:column-width="0.2638in" style:use-optimal-column-width="false"/>
    </style:style>
    <style:style style:name="TableColumn53" style:family="table-column">
      <style:table-column-properties style:column-width="0.0159in" style:use-optimal-column-width="false"/>
    </style:style>
    <style:style style:name="TableColumn54" style:family="table-column">
      <style:table-column-properties style:column-width="0.2486in" style:use-optimal-column-width="false"/>
    </style:style>
    <style:style style:name="TableColumn55" style:family="table-column">
      <style:table-column-properties style:column-width="0.2638in" style:use-optimal-column-width="false"/>
    </style:style>
    <style:style style:name="TableColumn56" style:family="table-column">
      <style:table-column-properties style:column-width="0.2645in" style:use-optimal-column-width="false"/>
    </style:style>
    <style:style style:name="TableColumn57" style:family="table-column">
      <style:table-column-properties style:column-width="0.2638in" style:use-optimal-column-width="false"/>
    </style:style>
    <style:style style:name="TableColumn58" style:family="table-column">
      <style:table-column-properties style:column-width="0.2645in" style:use-optimal-column-width="false"/>
    </style:style>
    <style:style style:name="TableColumn59" style:family="table-column">
      <style:table-column-properties style:column-width="0.2638in" style:use-optimal-column-width="false"/>
    </style:style>
    <style:style style:name="TableColumn60" style:family="table-column">
      <style:table-column-properties style:column-width="0.2645in" style:use-optimal-column-width="false"/>
    </style:style>
    <style:style style:name="Table19" style:family="table">
      <style:table-properties style:width="10.2979in" fo:margin-left="0in" table:align="center"/>
    </style:style>
    <style:style style:name="TableRow61" style:family="table-row">
      <style:table-row-properties style:min-row-height="0.2763in" style:use-optimal-row-height="false"/>
    </style:style>
    <style:style style:name="TableCell6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4" style:parent-style-name="預設段落字型" style:family="text">
      <style:text-properties style:font-name-asian="標楷體"/>
    </style:style>
    <style:style style:name="TableCell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73" style:parent-style-name="預設段落字型" style:family="text">
      <style:text-properties style:font-name-asian="標楷體"/>
    </style:style>
    <style:style style:name="T74" style:parent-style-name="預設段落字型" style:family="text">
      <style:text-properties style:font-name-asian="標楷體"/>
    </style:style>
    <style:style style:name="T75" style:parent-style-name="預設段落字型" style:family="text">
      <style:text-properties style:font-name-asian="標楷體"/>
    </style:style>
    <style:style style:name="T76" style:parent-style-name="預設段落字型" style:family="text">
      <style:text-properties style:font-name-asian="標楷體"/>
    </style:style>
    <style:style style:name="TableCell7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79" style:family="table-row">
      <style:table-row-properties style:min-row-height="0.2in" style:use-optimal-row-height="false"/>
    </style:style>
    <style:style style:name="TableCell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margin-top="0.0416in" fo:margin-bottom="0.0416in" fo:margin-left="0.0222in" fo:margin-right="-0.075in" fo:text-indent="-0.0222in">
        <style:tab-stops/>
      </style:paragraph-properties>
      <style:text-properties style:font-name-asian="標楷體" fo:font-size="10pt" style:font-size-asian="10pt" style:font-size-complex="10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 fo:margin-top="0.0416in" fo:margin-bottom="0.0416in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ableCell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416in" fo:margin-bottom="0.0416in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ableRow99" style:family="table-row">
      <style:table-row-properties style:min-row-height="0.1166in" style:use-optimal-row-height="false"/>
    </style:style>
    <style:style style:name="P10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01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Row164" style:family="table-row">
      <style:table-row-properties style:min-row-height="0.1847in" style:use-optimal-row-height="false"/>
    </style:style>
    <style:style style:name="TableCell1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083in" fo:margin-bottom="0.0083in" fo:margin-left="-0.075in" fo:margin-right="-0.075in" fo:text-indent="0.0076in">
        <style:tab-stops/>
      </style:paragraph-properties>
    </style:style>
    <style:style style:name="T169" style:parent-style-name="預設段落字型" style:family="text">
      <style:text-properties style:font-name-asian="標楷體" fo:font-size="9pt" style:font-size-asian="9pt" style:font-size-complex="9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234" style:family="table-row">
      <style:table-row-properties style:min-row-height="0.125in" style:use-optimal-row-height="false"/>
    </style:style>
    <style:style style:name="TableCell2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237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302" style:family="table-row">
      <style:table-row-properties style:min-row-height="0.1701in" style:use-optimal-row-height="false"/>
    </style:style>
    <style:style style:name="TableCell30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305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370" style:family="table-row">
      <style:table-row-properties style:min-row-height="0.1701in" style:use-optimal-row-height="false"/>
    </style:style>
    <style:style style:name="TableCell3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373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438" style:family="table-row">
      <style:table-row-properties style:min-row-height="0.1701in" style:use-optimal-row-height="false"/>
    </style:style>
    <style:style style:name="TableCell4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441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506" style:family="table-row">
      <style:table-row-properties style:min-row-height="0.1701in" style:use-optimal-row-height="false"/>
    </style:style>
    <style:style style:name="TableCell5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509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574" style:family="table-row">
      <style:table-row-properties style:min-row-height="0.1701in" style:use-optimal-row-height="false"/>
    </style:style>
    <style:style style:name="TableCell5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fo:text-align="center" fo:margin-top="0.0083in" fo:margin-bottom="0.0083in" fo:margin-left="-0.075in" fo:margin-right="-0.075in" fo:text-indent="0.0076in">
        <style:tab-stops/>
      </style:paragraph-properties>
    </style:style>
    <style:style style:name="T579" style:parent-style-name="預設段落字型" style:family="text"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644" style:family="table-row">
      <style:table-row-properties style:min-row-height="0.1701in" style:use-optimal-row-height="false"/>
    </style:style>
    <style:style style:name="TableCell6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647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712" style:family="table-row">
      <style:table-row-properties style:min-row-height="0.1701in" style:use-optimal-row-height="false"/>
    </style:style>
    <style:style style:name="TableCell71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715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780" style:family="table-row">
      <style:table-row-properties style:min-row-height="0.1701in" style:use-optimal-row-height="false"/>
    </style:style>
    <style:style style:name="TableCell7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fo:text-align="center" fo:margin-top="0.0083in" fo:margin-bottom="0.0083in" fo:margin-left="-0.075in" fo:margin-right="-0.075in" fo:text-indent="0.0076in">
        <style:tab-stops/>
      </style:paragraph-properties>
      <style:text-properties style:font-name-asian="標楷體" fo:font-size="9pt" style:font-size-asian="9pt" style:font-size-complex="9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-asian="標楷體" fo:font-size="10pt" style:font-size-asian="10pt" style:font-size-complex="10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849" style:family="table-row">
      <style:table-row-properties style:min-row-height="0.1701in" style:use-optimal-row-height="false"/>
    </style:style>
    <style:style style:name="TableCell85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P852" style:parent-style-name="內文" style:family="paragraph">
      <style:paragraph-properties fo:text-align="center" fo:margin-top="0.0083in" fo:margin-bottom="0.008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fo:margin-top="0.0083in" fo:margin-bottom="0.0083in" fo:margin-left="0.0013in" fo:margin-right="-0.0013in" fo:text-indent="-0.0097in">
        <style:tab-stops/>
      </style:paragraph-properties>
      <style:text-properties style:font-name-asian="標楷體"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Cell91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fo:text-align="center" fo:margin-top="0.0083in" fo:margin-bottom="0.0083in"/>
      <style:text-properties style:font-name-asian="標楷體" fo:font-size="9pt" style:font-size-asian="9pt" style:font-size-complex="9pt"/>
    </style:style>
    <style:style style:name="TableRow917" style:family="table-row">
      <style:table-row-properties style:min-row-height="0.825in" style:use-optimal-row-height="false"/>
    </style:style>
    <style:style style:name="TableCell91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fo:margin-top="0.0833in" fo:margin-bottom="0.0833in"/>
    </style:style>
    <style:style style:name="T920" style:parent-style-name="預設段落字型" style:family="text">
      <style:text-properties style:font-name-asian="標楷體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983" style:family="table-row">
      <style:table-row-properties style:min-row-height="0.2416in" style:use-optimal-row-height="false"/>
    </style:style>
    <style:style style:name="TableCell9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986" style:parent-style-name="內文" style:family="paragraph">
      <style:paragraph-properties style:snap-to-layout-grid="false"/>
    </style:style>
    <style:style style:name="T987" style:parent-style-name="預設段落字型" style:family="text">
      <style:text-properties style:font-name-asian="標楷體" fo:font-size="10pt" style:font-size-asian="10pt" style:font-size-complex="10pt"/>
    </style:style>
    <style:style style:name="T988" style:parent-style-name="預設段落字型" style:family="text">
      <style:text-properties style:font-name-asian="標楷體" fo:font-size="10pt" style:font-size-asian="10pt" style:font-size-complex="10pt"/>
    </style:style>
    <style:style style:name="T989" style:parent-style-name="預設段落字型" style:family="text">
      <style:text-properties style:font-name-asian="標楷體" fo:font-size="10pt" style:font-size-asian="10pt" style:font-size-complex="10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52" style:family="table-row">
      <style:table-row-properties style:min-row-height="0.5416in" style:use-optimal-row-height="false"/>
    </style:style>
    <style:style style:name="TableCell1053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</style:style>
    <style:style style:name="T1055" style:parent-style-name="預設段落字型" style:family="text">
      <style:text-properties style:font-name-asian="標楷體" fo:font-size="11pt" style:font-size-asian="11pt" style:font-size-complex="11pt"/>
    </style:style>
    <style:style style:name="TableCell105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058" style:parent-style-name="預設段落字型" style:family="text">
      <style:text-properties style:font-name-asian="標楷體" fo:font-size="10pt" style:font-size-asian="10pt" style:font-size-complex="10pt"/>
    </style:style>
    <style:style style:name="T1059" style:parent-style-name="預設段落字型" style:family="text">
      <style:text-properties style:font-name-asian="標楷體" fo:font-size="10pt" style:font-size-asian="10pt" style:font-size-complex="10pt"/>
    </style:style>
    <style:style style:name="T1060" style:parent-style-name="預設段落字型" style:family="text">
      <style:text-properties style:font-name-asian="標楷體" fo:font-size="10pt" style:font-size-asian="10pt" style:font-size-complex="10pt"/>
    </style:style>
    <style:style style:name="T1061" style:parent-style-name="預設段落字型" style:family="text">
      <style:text-properties style:font-name-asian="標楷體" fo:font-size="10pt" style:font-size-asian="10pt" style:font-size-complex="10pt"/>
    </style:style>
    <style:style style:name="T1062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63" style:parent-style-name="預設段落字型" style:family="text">
      <style:text-properties style:font-name-asian="標楷體" fo:font-size="10pt" style:font-size-asian="10pt" style:font-size-complex="10pt"/>
    </style:style>
    <style:style style:name="P1064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065" style:parent-style-name="預設段落字型" style:family="text">
      <style:text-properties style:font-name-asian="標楷體" fo:font-size="10pt" style:font-size-asian="10pt" style:font-size-complex="10pt"/>
    </style:style>
    <style:style style:name="T1066" style:parent-style-name="預設段落字型" style:family="text">
      <style:text-properties style:font-name-asian="標楷體" fo:font-size="10pt" style:font-size-asian="10pt" style:font-size-complex="10pt"/>
    </style:style>
    <style:style style:name="T1067" style:parent-style-name="預設段落字型" style:family="text">
      <style:text-properties style:font-name-asian="標楷體" fo:font-size="10pt" style:font-size-asian="10pt" style:font-size-complex="10pt"/>
    </style:style>
    <style:style style:name="T1068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69" style:parent-style-name="預設段落字型" style:family="text">
      <style:text-properties style:font-name-asian="標楷體" fo:font-size="10pt" style:font-size-asian="10pt" style:font-size-complex="10pt"/>
    </style:style>
    <style:style style:name="T1070" style:parent-style-name="預設段落字型" style:family="text">
      <style:text-properties style:font-name-asian="標楷體" fo:font-size="10pt" style:font-size-asian="10pt" style:font-size-complex="10pt"/>
    </style:style>
    <style:style style:name="T1071" style:parent-style-name="預設段落字型" style:family="text">
      <style:text-properties style:font-name-asian="標楷體" fo:font-size="10pt" style:font-size-asian="10pt" style:font-size-complex="10pt"/>
    </style:style>
    <style:style style:name="T1072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73" style:parent-style-name="預設段落字型" style:family="text">
      <style:text-properties style:font-name-asian="標楷體" fo:font-size="10pt" style:font-size-asian="10pt" style:font-size-complex="10pt"/>
    </style:style>
    <style:style style:name="T1074" style:parent-style-name="預設段落字型" style:family="text">
      <style:text-properties style:font-name-asian="標楷體" fo:font-size="10pt" style:font-size-asian="10pt" style:font-size-complex="10pt"/>
    </style:style>
    <style:style style:name="T1075" style:parent-style-name="預設段落字型" style:family="text">
      <style:text-properties style:font-name-asian="標楷體" fo:font-size="10pt" style:font-size-asian="10pt" style:font-size-complex="10pt"/>
    </style:style>
    <style:style style:name="T1076" style:parent-style-name="預設段落字型" style:family="text">
      <style:text-properties style:font-name-asian="標楷體" fo:font-size="10pt" style:font-size-asian="10pt" style:font-size-complex="10pt"/>
    </style:style>
    <style:style style:name="T1077" style:parent-style-name="預設段落字型" style:family="text">
      <style:text-properties style:font-name-asian="標楷體" fo:font-size="10pt" style:font-size-asian="10pt" style:font-size-complex="10pt"/>
    </style:style>
    <style:style style:name="T1078" style:parent-style-name="預設段落字型" style:family="text">
      <style:text-properties style:font-name-asian="標楷體" fo:font-size="10pt" style:font-size-asian="10pt" style:font-size-complex="10pt"/>
    </style:style>
    <style:style style:name="T1079" style:parent-style-name="預設段落字型" style:family="text">
      <style:text-properties style:font-name-asian="標楷體" fo:font-size="10pt" style:font-size-asian="10pt" style:font-size-complex="10pt"/>
    </style:style>
    <style:style style:name="T1080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081" style:parent-style-name="預設段落字型" style:family="text">
      <style:text-properties style:font-name-asian="標楷體" fo:font-size="10pt" style:font-size-asian="10pt" style:font-size-complex="10pt"/>
    </style:style>
    <style:style style:name="T1082" style:parent-style-name="預設段落字型" style:family="text">
      <style:text-properties style:font-name-asian="標楷體" fo:font-size="10pt" style:font-size-asian="10pt" style:font-size-complex="10pt"/>
    </style:style>
    <style:style style:name="P1083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084" style:parent-style-name="預設段落字型" style:family="text">
      <style:text-properties style:font-name-asian="標楷體" fo:font-size="10pt" style:font-size-asian="10pt" style:font-size-complex="10pt"/>
    </style:style>
    <style:style style:name="T1085" style:parent-style-name="預設段落字型" style:family="text">
      <style:text-properties style:font-name-asian="標楷體" fo:font-size="10pt" style:font-size-asian="10pt" style:font-size-complex="10pt"/>
    </style:style>
    <style:style style:name="T1086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margin-left="-0.0736in" fo:margin-right="-0.0152in" fo:text-indent="0.018in">
        <style:tab-stops/>
      </style:paragraph-properties>
      <style:text-properties style:font-name="標楷體" style:font-name-asian="標楷體"/>
    </style:style>
    <style:style style:name="TableCell10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091" style:family="table-row">
      <style:table-row-properties style:min-row-height="0.5416in" style:use-optimal-row-height="false"/>
    </style:style>
    <style:style style:name="P1092" style:parent-style-name="內文" style:family="paragraph">
      <style:paragraph-properties style:snap-to-layout-grid="false" fo:text-align="center"/>
      <style:text-properties style:font-name-asian="標楷體" fo:font-size="11pt" style:font-size-asian="11pt" style:font-size-complex="11pt"/>
    </style:style>
    <style:style style:name="P1093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09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margin-left="-0.0736in" fo:margin-right="-0.0152in" fo:text-indent="0.018in">
        <style:tab-stops/>
      </style:paragraph-properties>
      <style:text-properties style:font-name="標楷體" style:font-name-asian="標楷體"/>
    </style:style>
    <style:style style:name="TableCell109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098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第</text:span><text:span text:style-name="T8"><text:s/>2<text:s/></text:span><text:span text:style-name="T9">學期</text:span><text:span text:style-name="T10"><text:s text:c="2"/></text:span><text:span text:style-name="T11">動力驅動之衝剪機械</text:span><text:span text:style-name="T12"><text:s text:c="2"/></text:span><text:span text:style-name="T13">作業檢點紀錄表</text:span><text:span text:style-name="T14">(</text:span><text:span text:style-name="T15">每日</text:span><text:span text:style-name="T16">/</text:span><text:span text:style-name="T17">作業前</text:span><text:span text:style-name="T18">)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3">
            <text:p text:style-name="P63"><text:span text:style-name="T64">負責單位</text:span></text:p>
          </table:table-cell>
          <table:covered-table-cell/>
          <table:covered-table-cell/>
          <table:table-cell table:style-name="TableCell65" table:number-columns-spanned="6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7" table:number-columns-spanned="8">
            <text:p text:style-name="P68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" table:number-columns-spanned="8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9">
            <text:p text:style-name="P72"><text:span text:style-name="T73">設備名稱</text:span><text:span text:style-name="T74">(</text:span><text:span text:style-name="T75">規格</text:span><text:span text:style-name="T76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 table:number-columns-spanned="7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rows-spanned="2">
            <text:p text:style-name="P81">項次</text:p>
          </table:table-cell>
          <table:table-cell table:style-name="TableCell82" table:number-columns-spanned="3" table:number-rows-spanned="2">
            <text:p text:style-name="P83"><text:span text:style-name="T84">檢</text:span><text:span text:style-name="T85"><text:s/></text:span><text:span text:style-name="T86">點</text:span><text:span text:style-name="T87"><text:s/></text:span><text:span text:style-name="T88">項</text:span><text:span text:style-name="T89"><text:s/></text:span><text:span text:style-name="T90">目</text:span></text:p>
          </table:table-cell>
          <table:covered-table-cell/>
          <table:covered-table-cell/>
          <table:table-cell table:style-name="TableCell91" table:number-columns-spanned="37">
            <text:p text:style-name="P92"><text:span text:style-name="T93">檢查結果</text:span><text:span text:style-name="T94">( <text:s text:c="2"/></text:span><text:span text:style-name="T95">年</text:span><text:span text:style-name="T96"><text:s text:c="3"/></text:span><text:span text:style-name="T97">月</text:span><text:span text:style-name="T9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covered-table-cell>
            <text:p text:style-name="P100"/>
          </table:covered-table-cell>
          <table:covered-table-cell>
            <text:p text:style-name="P101"/>
          </table:covered-table-cell>
          <table:covered-table-cell/>
          <table:covered-table-cell/>
          <table:table-cell table:style-name="TableCell102">
            <text:p text:style-name="P103">1</text:p>
          </table:table-cell>
          <table:table-cell table:style-name="TableCell104">
            <text:p text:style-name="P105">2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4</text:p>
          </table:table-cell>
          <table:table-cell table:style-name="TableCell110" table:number-columns-spanned="2">
            <text:p text:style-name="P111">5</text:p>
          </table:table-cell>
          <table:covered-table-cell/>
          <table:table-cell table:style-name="TableCell112">
            <text:p text:style-name="P113">6</text:p>
          </table:table-cell>
          <table:table-cell table:style-name="TableCell114">
            <text:p text:style-name="P115">7</text:p>
          </table:table-cell>
          <table:table-cell table:style-name="TableCell116">
            <text:p text:style-name="P117">8</text:p>
          </table:table-cell>
          <table:table-cell table:style-name="TableCell118">
            <text:p text:style-name="P119">9</text:p>
          </table:table-cell>
          <table:table-cell table:style-name="TableCell120">
            <text:p text:style-name="P121">10</text:p>
          </table:table-cell>
          <table:table-cell table:style-name="TableCell122">
            <text:p text:style-name="P123">11</text:p>
          </table:table-cell>
          <table:table-cell table:style-name="TableCell124" table:number-columns-spanned="2">
            <text:p text:style-name="P125">12</text:p>
          </table:table-cell>
          <table:covered-table-cell/>
          <table:table-cell table:style-name="TableCell126">
            <text:p text:style-name="P127">13</text:p>
          </table:table-cell>
          <table:table-cell table:style-name="TableCell128" table:number-columns-spanned="2">
            <text:p text:style-name="P129">14</text:p>
          </table:table-cell>
          <table:covered-table-cell/>
          <table:table-cell table:style-name="TableCell130">
            <text:p text:style-name="P131">15</text:p>
          </table:table-cell>
          <table:table-cell table:style-name="TableCell132">
            <text:p text:style-name="P133">16</text:p>
          </table:table-cell>
          <table:table-cell table:style-name="TableCell134">
            <text:p text:style-name="P135">17</text:p>
          </table:table-cell>
          <table:table-cell table:style-name="TableCell136" table:number-columns-spanned="2">
            <text:p text:style-name="P137">18</text:p>
          </table:table-cell>
          <table:covered-table-cell/>
          <table:table-cell table:style-name="TableCell138">
            <text:p text:style-name="P139">19</text:p>
          </table:table-cell>
          <table:table-cell table:style-name="TableCell140">
            <text:p text:style-name="P141">20</text:p>
          </table:table-cell>
          <table:table-cell table:style-name="TableCell142">
            <text:p text:style-name="P143">21</text:p>
          </table:table-cell>
          <table:table-cell table:style-name="TableCell144">
            <text:p text:style-name="P145">22</text:p>
          </table:table-cell>
          <table:table-cell table:style-name="TableCell146" table:number-columns-spanned="2">
            <text:p text:style-name="P147">23</text:p>
          </table:table-cell>
          <table:covered-table-cell/>
          <table:table-cell table:style-name="TableCell148">
            <text:p text:style-name="P149">24</text:p>
          </table:table-cell>
          <table:table-cell table:style-name="TableCell150" table:number-columns-spanned="2">
            <text:p text:style-name="P151">25</text:p>
          </table:table-cell>
          <table:covered-table-cell/>
          <table:table-cell table:style-name="TableCell152">
            <text:p text:style-name="P153">26</text:p>
          </table:table-cell>
          <table:table-cell table:style-name="TableCell154">
            <text:p text:style-name="P155">27</text:p>
          </table:table-cell>
          <table:table-cell table:style-name="TableCell156">
            <text:p text:style-name="P157">28</text:p>
          </table:table-cell>
          <table:table-cell table:style-name="TableCell158">
            <text:p text:style-name="P159">29</text:p>
          </table:table-cell>
          <table:table-cell table:style-name="TableCell160">
            <text:p text:style-name="P161">30</text:p>
          </table:table-cell>
          <table:table-cell table:style-name="TableCell162">
            <text:p text:style-name="P163">31</text:p>
          </table:table-cell>
        </table:table-row>
        <table:table-row table:style-name="TableRow164">
          <table:table-cell table:style-name="TableCell165">
            <text:p text:style-name="P166">1</text:p>
          </table:table-cell>
          <table:table-cell table:style-name="TableCell167" table:number-rows-spanned="6">
            <text:p text:style-name="P168"><text:span text:style-name="T169">驅動部份</text:span></text:p>
          </table:table-cell>
          <table:table-cell table:style-name="TableCell170" table:number-columns-spanned="2">
            <text:p text:style-name="P171">離合器及制動裝置</text:p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 table:number-columns-spanned="2">
            <text:p text:style-name="P207"/>
          </table:table-cell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 table:number-columns-spanned="2">
            <text:p text:style-name="P221"/>
          </table:table-cell>
          <table:covered-table-cell/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</text:p>
          </table:table-cell>
          <table:covered-table-cell>
            <text:p text:style-name="P237"/>
          </table:covered-table-cell>
          <table:table-cell table:style-name="TableCell238" table:number-columns-spanned="2">
            <text:p text:style-name="P239">曲柄軸、飛輪、滑塊、連桿、連結螺栓之有無鬆懈情形</text:p>
          </table:table-cell>
          <table:covered-table-cell/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 table:number-columns-spanned="2">
            <text:p text:style-name="P249"/>
          </table:table-cell>
          <table:covered-table-cell/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>
            <text:p text:style-name="P265"/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 table:number-columns-spanned="2">
            <text:p text:style-name="P275"/>
          </table:table-cell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 table:number-columns-spanned="2">
            <text:p text:style-name="P285"/>
          </table:table-cell>
          <table:covered-table-cell/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3</text:p>
          </table:table-cell>
          <table:covered-table-cell>
            <text:p text:style-name="P305"/>
          </table:covered-table-cell>
          <table:table-cell table:style-name="TableCell306" table:number-columns-spanned="2">
            <text:p text:style-name="P307">一行程一停止及緊急制動裝置之機能</text:p>
          </table:table-cell>
          <table:covered-table-cell/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 table:number-columns-spanned="2">
            <text:p text:style-name="P335"/>
          </table:table-cell>
          <table:covered-table-cell/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 table:number-columns-spanned="2">
            <text:p text:style-name="P343"/>
          </table:table-cell>
          <table:covered-table-cell/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/>
          </table:table-cell>
          <table:table-cell table:style-name="TableCell356" table:number-columns-spanned="2">
            <text:p text:style-name="P357"/>
          </table:table-cell>
          <table:covered-table-cell/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4</text:p>
          </table:table-cell>
          <table:covered-table-cell>
            <text:p text:style-name="P373"/>
          </table:covered-table-cell>
          <table:table-cell table:style-name="TableCell374" table:number-columns-spanned="2">
            <text:p text:style-name="P375">安全裝置之性能</text:p>
          </table:table-cell>
          <table:covered-table-cell/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 table:number-columns-spanned="2">
            <text:p text:style-name="P399"/>
          </table:table-cell>
          <table:covered-table-cell/>
          <table:table-cell table:style-name="TableCell400">
            <text:p text:style-name="P401"/>
          </table:table-cell>
          <table:table-cell table:style-name="TableCell402" table:number-columns-spanned="2">
            <text:p text:style-name="P403"/>
          </table:table-cell>
          <table:covered-table-cell/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 table:number-columns-spanned="2">
            <text:p text:style-name="P411"/>
          </table:table-cell>
          <table:covered-table-cell/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</text:p>
          </table:table-cell>
          <table:covered-table-cell>
            <text:p text:style-name="P441"/>
          </table:covered-table-cell>
          <table:table-cell table:style-name="TableCell442" table:number-columns-spanned="2">
            <text:p text:style-name="P443">配線及開關</text:p>
          </table:table-cell>
          <table:covered-table-cell/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 table:number-columns-spanned="2">
            <text:p text:style-name="P453"/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 table:number-columns-spanned="2">
            <text:p text:style-name="P471"/>
          </table:table-cell>
          <table:covered-table-cell/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 table:number-columns-spanned="2">
            <text:p text:style-name="P479"/>
          </table:table-cell>
          <table:covered-table-cell/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 table:number-columns-spanned="2">
            <text:p text:style-name="P489"/>
          </table:table-cell>
          <table:covered-table-cell/>
          <table:table-cell table:style-name="TableCell490">
            <text:p text:style-name="P491"/>
          </table:table-cell>
          <table:table-cell table:style-name="TableCell492" table:number-columns-spanned="2">
            <text:p text:style-name="P493"/>
          </table:table-cell>
          <table:covered-table-cell/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6</text:p>
          </table:table-cell>
          <table:covered-table-cell>
            <text:p text:style-name="P509"/>
          </table:covered-table-cell>
          <table:table-cell table:style-name="TableCell510" table:number-columns-spanned="2">
            <text:p text:style-name="P511">其他</text:p>
          </table:table-cell>
          <table:covered-table-cell/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 table:number-columns-spanned="2">
            <text:p text:style-name="P521"/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 table:number-columns-spanned="2">
            <text:p text:style-name="P535"/>
          </table:table-cell>
          <table:covered-table-cell/>
          <table:table-cell table:style-name="TableCell536">
            <text:p text:style-name="P537"/>
          </table:table-cell>
          <table:table-cell table:style-name="TableCell538" table:number-columns-spanned="2">
            <text:p text:style-name="P539"/>
          </table:table-cell>
          <table:covered-table-cell/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 table:number-columns-spanned="2">
            <text:p text:style-name="P547"/>
          </table:table-cell>
          <table:covered-table-cell/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 table:number-columns-spanned="2">
            <text:p text:style-name="P557"/>
          </table:table-cell>
          <table:covered-table-cell/>
          <table:table-cell table:style-name="TableCell558">
            <text:p text:style-name="P559"/>
          </table:table-cell>
          <table:table-cell table:style-name="TableCell560" table:number-columns-spanned="2">
            <text:p text:style-name="P561"/>
          </table:table-cell>
          <table:covered-table-cell/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7</text:p>
          </table:table-cell>
          <table:table-cell table:style-name="TableCell577" table:number-rows-spanned="3">
            <text:p text:style-name="P578"><text:span text:style-name="T579">電氣部份</text:span></text:p>
          </table:table-cell>
          <table:table-cell table:style-name="TableCell580" table:number-columns-spanned="2">
            <text:p text:style-name="P581">馬達</text:p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 table:number-columns-spanned="2">
            <text:p text:style-name="P591"/>
          </table:table-cell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>
            <text:p text:style-name="P607"/>
          </table:table-cell>
          <table:table-cell table:style-name="TableCell608" table:number-columns-spanned="2">
            <text:p text:style-name="P609"/>
          </table:table-cell>
          <table:covered-table-cell/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 table:number-columns-spanned="2">
            <text:p text:style-name="P627"/>
          </table:table-cell>
          <table:covered-table-cell/>
          <table:table-cell table:style-name="TableCell628">
            <text:p text:style-name="P629"/>
          </table:table-cell>
          <table:table-cell table:style-name="TableCell630" table:number-columns-spanned="2">
            <text:p text:style-name="P631"/>
          </table:table-cell>
          <table:covered-table-cell/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>8</text:p>
          </table:table-cell>
          <table:covered-table-cell>
            <text:p text:style-name="P647"/>
          </table:covered-table-cell>
          <table:table-cell table:style-name="TableCell648" table:number-columns-spanned="2">
            <text:p text:style-name="P649">線路</text:p>
          </table:table-cell>
          <table:covered-table-cell/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 table:number-columns-spanned="2">
            <text:p text:style-name="P659"/>
          </table:table-cell>
          <table:covered-table-cell/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 table:number-columns-spanned="2">
            <text:p text:style-name="P673"/>
          </table:table-cell>
          <table:covered-table-cell/>
          <table:table-cell table:style-name="TableCell674">
            <text:p text:style-name="P675"/>
          </table:table-cell>
          <table:table-cell table:style-name="TableCell676" table:number-columns-spanned="2">
            <text:p text:style-name="P677"/>
          </table:table-cell>
          <table:covered-table-cell/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 table:number-columns-spanned="2">
            <text:p text:style-name="P685"/>
          </table:table-cell>
          <table:covered-table-cell/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 table:number-columns-spanned="2">
            <text:p text:style-name="P695"/>
          </table:table-cell>
          <table:covered-table-cell/>
          <table:table-cell table:style-name="TableCell696">
            <text:p text:style-name="P697"/>
          </table:table-cell>
          <table:table-cell table:style-name="TableCell698" table:number-columns-spanned="2">
            <text:p text:style-name="P699"/>
          </table:table-cell>
          <table:covered-table-cell/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9</text:p>
          </table:table-cell>
          <table:covered-table-cell>
            <text:p text:style-name="P715"/>
          </table:covered-table-cell>
          <table:table-cell table:style-name="TableCell716" table:number-columns-spanned="2">
            <text:p text:style-name="P717">儀錶</text:p>
          </table:table-cell>
          <table:covered-table-cell/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 table:number-columns-spanned="2">
            <text:p text:style-name="P741"/>
          </table:table-cell>
          <table:covered-table-cell/>
          <table:table-cell table:style-name="TableCell742">
            <text:p text:style-name="P743"/>
          </table:table-cell>
          <table:table-cell table:style-name="TableCell744" table:number-columns-spanned="2">
            <text:p text:style-name="P745"/>
          </table:table-cell>
          <table:covered-table-cell/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 table:number-columns-spanned="2">
            <text:p text:style-name="P763"/>
          </table:table-cell>
          <table:covered-table-cell/>
          <table:table-cell table:style-name="TableCell764">
            <text:p text:style-name="P765"/>
          </table:table-cell>
          <table:table-cell table:style-name="TableCell766" table:number-columns-spanned="2">
            <text:p text:style-name="P767"/>
          </table:table-cell>
          <table:covered-table-cell/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10</text:p>
          </table:table-cell>
          <table:table-cell table:style-name="TableCell783" table:number-rows-spanned="2">
            <text:p text:style-name="P784">其他</text:p>
          </table:table-cell>
          <table:table-cell table:style-name="TableCell785" table:number-columns-spanned="2">
            <text:p text:style-name="P786"/>
          </table:table-cell>
          <table:covered-table-cell/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 table:number-columns-spanned="2">
            <text:p text:style-name="P796"/>
          </table:table-cell>
          <table:covered-table-cell/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 table:number-columns-spanned="2">
            <text:p text:style-name="P810"/>
          </table:table-cell>
          <table:covered-table-cell/>
          <table:table-cell table:style-name="TableCell811">
            <text:p text:style-name="P812"/>
          </table:table-cell>
          <table:table-cell table:style-name="TableCell813" table:number-columns-spanned="2">
            <text:p text:style-name="P814"/>
          </table:table-cell>
          <table:covered-table-cell/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 table:number-columns-spanned="2">
            <text:p text:style-name="P822"/>
          </table:table-cell>
          <table:covered-table-cell/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 table:number-columns-spanned="2">
            <text:p text:style-name="P832"/>
          </table:table-cell>
          <table:covered-table-cell/>
          <table:table-cell table:style-name="TableCell833">
            <text:p text:style-name="P834"/>
          </table:table-cell>
          <table:table-cell table:style-name="TableCell835" table:number-columns-spanned="2">
            <text:p text:style-name="P836"/>
          </table:table-cell>
          <table:covered-table-cell/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>11</text:p>
          </table:table-cell>
          <table:covered-table-cell>
            <text:p text:style-name="P852"/>
          </table:covered-table-cell>
          <table:table-cell table:style-name="TableCell853" table:number-columns-spanned="2">
            <text:p text:style-name="P854"/>
          </table:table-cell>
          <table:covered-table-cell/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 table:number-columns-spanned="2">
            <text:p text:style-name="P864"/>
          </table:table-cell>
          <table:covered-table-cell/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  <table:table-cell table:style-name="TableCell879">
            <text:p text:style-name="P880"/>
          </table:table-cell>
          <table:table-cell table:style-name="TableCell881" table:number-columns-spanned="2">
            <text:p text:style-name="P882"/>
          </table:table-cell>
          <table:covered-table-cell/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 table:number-columns-spanned="2">
            <text:p text:style-name="P890"/>
          </table:table-cell>
          <table:covered-table-cell/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 table:number-columns-spanned="2">
            <text:p text:style-name="P900"/>
          </table:table-cell>
          <table:covered-table-cell/>
          <table:table-cell table:style-name="TableCell901">
            <text:p text:style-name="P902"/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 table:number-columns-spanned="4">
            <text:p text:style-name="P919"><text:span text:style-name="T920">狀況及處理情形</text:span></text:p>
          </table:table-cell>
          <table:covered-table-cell/>
          <table:covered-table-cell/>
          <table:covered-table-cell/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 table:number-columns-spanned="2">
            <text:p text:style-name="P930"/>
          </table:table-cell>
          <table:covered-table-cell/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 table:number-columns-spanned="2">
            <text:p text:style-name="P944"/>
          </table:table-cell>
          <table:covered-table-cell/>
          <table:table-cell table:style-name="TableCell945">
            <text:p text:style-name="P946"/>
          </table:table-cell>
          <table:table-cell table:style-name="TableCell947" table:number-columns-spanned="2">
            <text:p text:style-name="P948"/>
          </table:table-cell>
          <table:covered-table-cell/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 table:number-columns-spanned="2">
            <text:p text:style-name="P956"/>
          </table:table-cell>
          <table:covered-table-cell/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>
            <text:p text:style-name="P968"/>
          </table:table-cell>
          <table:table-cell table:style-name="TableCell969" table:number-columns-spanned="2">
            <text:p text:style-name="P970"/>
          </table:table-cell>
          <table:covered-table-cell/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 table:number-columns-spanned="4">
            <text:p text:style-name="P985">檢查人員</text:p>
            <text:p text:style-name="P986"><text:span text:style-name="T987">(</text:span><text:span text:style-name="T988">每日或作業前</text:span><text:span text:style-name="T989">)</text:span></text:p>
          </table:table-cell>
          <table:covered-table-cell/>
          <table:covered-table-cell/>
          <table:covered-table-cell/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 table:number-columns-spanned="2">
            <text:p text:style-name="P999"/>
          </table:table-cell>
          <table:covered-table-cell/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 table:number-columns-spanned="2">
            <text:p text:style-name="P1013"/>
          </table:table-cell>
          <table:covered-table-cell/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 table:number-columns-spanned="2">
            <text:p text:style-name="P1025"/>
          </table:table-cell>
          <table:covered-table-cell/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 table:number-columns-spanned="2">
            <text:p text:style-name="P1035"/>
          </table:table-cell>
          <table:covered-table-cell/>
          <table:table-cell table:style-name="TableCell1036">
            <text:p text:style-name="P1037"/>
          </table:table-cell>
          <table:table-cell table:style-name="TableCell1038" table:number-columns-spanned="2">
            <text:p text:style-name="P1039"/>
          </table:table-cell>
          <table:covered-table-cell/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 table:number-rows-spanned="2">
            <text:p text:style-name="P1054"><text:span text:style-name="T1055">注意事項</text:span></text:p>
          </table:table-cell>
          <table:table-cell table:style-name="TableCell1056" table:number-columns-spanned="19" table:number-rows-spanned="2">
            <text:p text:style-name="P1057"><text:span text:style-name="T1058">1.</text:span><text:span text:style-name="T1059">依職業安全衛生管理辦法第</text:span><text:span text:style-name="T1060">59</text:span><text:span text:style-name="T1061">條實施，檢查週期：操作人員</text:span><text:span text:style-name="T1062">每日或作業前進行檢點</text:span><text:span text:style-name="T1063">。</text:span></text:p>
            <text:p text:style-name="P1064"><text:span text:style-name="T1065">2.</text:span><text:span text:style-name="T1066">檢點結果應詳實紀錄，檢點結果正常打</text:span><text:span text:style-name="T1067">(</text:span><text:span text:style-name="T1068"></text:span><text:span text:style-name="T1069">)</text:span><text:span text:style-name="T1070">，異常打</text:span><text:span text:style-name="T1071">(</text:span><text:span text:style-name="T1072"></text:span><text:span text:style-name="T1073"><text:s/>)</text:span><text:span text:style-name="T1074">，無此項目打</text:span><text:span text:style-name="T1075">(</text:span><text:span text:style-name="T1076">＊或／</text:span><text:span text:style-name="T1077">)</text:span><text:span text:style-name="T1078">，異常時</text:span><text:span text:style-name="T1079">，請</text:span><text:span text:style-name="T1080">立即報修</text:span><text:span text:style-name="T1081">；無異常時，於每月底送工作場所負責人簽章即可。</text:span><text:span text:style-name="T1082">。</text:span></text:p>
            <text:p text:style-name="P1083"><text:span text:style-name="T1084">3.</text:span><text:span text:style-name="T1085">本表單</text:span><text:span text:style-name="T1086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7" table:number-columns-spanned="11">
            <text:p text:style-name="P1088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9" table:number-columns-spanned="10">
            <text:p text:style-name="P10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1">
          <table:covered-table-cell>
            <text:p text:style-name="P1092"/>
          </table:covered-table-cell>
          <table:covered-table-cell>
            <text:p text:style-name="P109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4" table:number-columns-spanned="11">
            <text:p text:style-name="P1095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6" table:number-columns-spanned="10">
            <text:p text:style-name="P10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4:00Z</meta:creation-date>
    <dc:date>2018-04-23T09:54:00Z</dc:date>
    <meta:print-date>2009-03-04T08:0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8" meta:character-count="927" meta:row-count="6" meta:non-whitespace-character-count="790"/>
  </office:meta>
</office:document-meta>
</file>